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ALMAGHRIBI" svg:font-family="AALMAGHRIB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style:font-name="AALMAGHRIBI" style:font-name-complex="AALMAGHRIBI"/>
    </style:style>
    <style:style style:name="P2" style:family="paragraph" style:parent-style-name="Standard">
      <style:paragraph-properties fo:text-align="center" style:justify-single-word="false"/>
      <style:text-properties style:font-name="AALMAGHRIBI" style:font-name-complex="AALMAGHRIBI"/>
    </style:style>
    <style:style style:name="T1" style:family="text">
      <style:text-properties fo:color="#c9211e"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67000_2786656625"/>[سُورَةُ ءَالِ عِمْرَانَ]</text:p>
      <text:p text:style-name="P2"><text:span text:style-name="T1">بِسْمِ ۱للَّهِ ۱لرَّحْمَـٰنِ ۱لرَّحِيمِ</text:span> أَلَٓـم؋ّٓؐ ۰للَّهُ لآَ إِچَهَ إِلاَّ هُوَؐ ۰لْحَيُّ ۴لْقَيُّومُ (1) نَزَّلَ عَلَيْكَ ۰لْكِتَــٰــبَ بِالْحَقِّ مُصَدِّقاً لِّمَا بَيْنَ يَدَيْهِؐ وَأَنزَلَ ۰لتَّوْرۭيٰةَ وَالِانجِيلَ (2) مِن قَبْـلُ هُديً لِّلنَّاسِ وَأَنزَلَ ۰لْفُرْقَانَؐ (3) إِنَّ ۰لذِينَ كَفَرُواْ بِـَٔايَــٰــتِ ۱للَّهِ لَهُمْ عَذَابٌ شَدِيدٌؐ وَاللَّهُ عَزۣيزٌ ذُو èنتِقَامٖؐ (4) ® اِنَّ ۰للَّهَ لاَ يَخْفۭيٰ عَلَيْهِ شَىْءٌ فِى ۱لاَرْضِ وَلاَ فِى ۱لسَّمَآءِؐ (5) هُوَ ۰ﻟ﮲ يُصَوّۣرُكُمْ فِى ۱لاَرْحَامِ كَيْفَ يَشَآءُؐ لآَ إِچَهَ إِلاَّ هُوَؐ ۰لْعَزۣيزُ ۴لْحَكِيمُؐ (6) هُوَ ۰ﻟـذِىٓ أَنزَلَ عَلَيْكَ ۰لْكِتَــٰــبَ مِنْهُؐ ءَايَــٰــتٌ مُّحْكَمَــٰــت٘ هُنَّ ٱُمُّ ۴لْكِتَــٰــبِ وَٱُخَرُ مُتَشَــٰبِهَــٰــتٌؐ فَأَمَّا ۰لذِينَ فِى قُلُوبِهِمْ زَيْغٌ فَيَتَّبِعُونَ مَا تَشَــٰبَهَ مِنْهُ èبْتِغَآءَ ۰لْفِتْنَةِ وَابْتِغَآءَ تَاوۣيلِهِؐ” وَمَايَعْلَمُ تَاوۣيلَهُ; إِلاَّ ۰للَّهُؐ وَالرَّ؛سِخُونَ فِى ۱لْعِلْمِ يَقُولُونَ ءَامَنَّا بِهِ” كُلٌّ مِّنْ عِندِ رَبِّنَاؐ وَمَا يَذَّكَّرُ إِلٓاَّ ٱُوْلُواْ ۴لاَلْبَــٰــبِؐ (7) رَبَّنَا لاَ تُزۣغْ قُلُوبَنَا بَعْدَ إِذْ هَدَيْتَنَا وَهَبْ لَنَا مِن لَّدُنكَ رَحْمَةٗؐ اِنَّكَ أَنــتَ ۰لْوَهَّابُؐ (8) رَبَّنَآ إِنَّكَ جَامِعُ ۴لنَّاسِ لِيَوْمٍ لاَّ رَيْبَ فِيهِؐ إِنَّ ۰للَّهَ لاَ يُخْلِفُ ۴لْمِيعَادَؐ (9) إِنَّ ۰لذِينَ كَفَرُواْ لَن تُغْنِيَ عَنْهُمُ; أَمْوَ؛لُهُمْ وَلآَ أَوْچَدُهُم مِّنَ ۰للَّهِ شَيْـٔاًؐ وَٱُوْلَئِكَ هُمْ وَقُودُ ۴لنّۭارۣ (10) كَدَأْبِ ءَالِ فِرْعَوْنَؐ وَالذِينَ مِن قَبْلِهِمْ كَذَّبُواْ بِـَٔايَــٰتِنَا فَأَخَذَهُمُ ۴للَّهُ بِذُنُوبِهِمْؐ وَاللَّهُ شَدِيدُ ۴لْعِقَابِؐ (11) قُل لِّلذِينَ كَفَرُواْ سَتُغْلَبُونَ وَتُحْشَرُونَ إِلَيٰ جَهَنَّمَؐ وَبِيـسَ ۰لْمِهَادُؐ (12) قَدْ كَانَ لَكُمُ; ءَايَةٌ فِى فِيؕتَيْنِ 'لْتَقَتَاؐ فِيؕةٌ تُقَــٰتِلُ فِى سَبِيـلِ ۱للَّهِ وَٱُخْرۭيٰ كَافِرَةٌ تَرَوْنَهُم مِّثْلَيْهِمْ رَأْيَ ۰لْعَيْنِؐ وَاللَّهُ يُوَ۬يِّدُ بِنَصْرۣهِ” مَنْ يَّشَآءُؐ ﹹنَّ فِى ذَ؛لِكَ لَعِبْرَةً لُءِّوْلِى ۱لاَبْصۭـٰـرۣؐ (13) زُيِّنَ لِلنَّاسِ حُبُّ ۴لشَّهَوَ؛تتتِ مِنَ ۰لنِّسَآءِ وَالْبَنِينَ وَالْقَنَــٰطِيرۣ ۱لْمُقَنطَرَةِ مِنَ ۰لذَّهَــبِ وَالْفِضَّةِ وَالْخَيْلِ ۱لْمُسَوَّمَةِ وَالاَنْعَــٰمِ وَالْحَرْثِؐ ذَ؛لِژَ مَتَــٰعُ ۴لْحَـيَـوٰةِ ۱لدُّنْـيۭـاؐ وَاللَّهُ عِندَهُ„ حُسْنُ ۴لْمَــَٔـابببِؐ (14) ¤ قُلَ اَوْ°نَبِّيؖكُم بِخَيْرٍ مِّن ذَ؛لِكُمْؐ لِلذِينَ "تَّقَوْاْ عِندَ رَبِّهِمْ جَنَّــٰـــتٌ تَجْرۣى مِن تَحْتِهَا ۰لاَنْهَــٰرُ خَــٰلِدِينَ فِيهَا وَأَزْوَ؛جٌ مُّطَهَّرَةٌ وَرۣضْوَ؛نٌ مِّنَ ۰للَّهِؐ وَاللَّهُ بَصِيرٛ بِالْعِبَادِؐ (15) ۱لذِينَ يَقُولُونَ رَبَّنَآ إِنَّنَآ ءَامَنَّا فَاغْفِرْ لَنَا ذُنُوبَنَا وَقِنَا عَذَابَ ۰لنّۭارۣؐ (16) ۱لصَّــٰبِرۣينَ وَالصَّــٰدِقِينَ وَالْقَــٰنِتِينَ وَالْمُنفِقِينَ وَالْمُسْتَغْفِـرۣينَ بِالاَسْحۭارۣؐ (17) شَهِدَ ۰للَّهُ أَنَّهُ„ لآَ إِچَهَ إِلاَّ هُوَ وَالْمَلَئِكَةُ وَٱُوْلُواْ ۴لْعِلْمِ قَآئِماَۢ بِالْقِسْطِؐ لآَ إِچَهَ إِلاَّ هُوَؐ ۰لْعَزۣيزُ ۴لْحَكِيمُؐ (18) إِنَّ ۰لدِّينَ عِندَ ۰للَّهِ ۱لِاسْچَمُؐ وَمَا "خْتَلَفَ ۰لذِينَ ٱُوتُواْ ۴لْكِتَــٰــبَ إِلاَّ مِنۢ بَعْدِ مَا جَآءَهُمُ ۴لْعِلْمُؐ بَغْياَۢ بَيْنَهُمْؐ وَمَنْ يَّكْفُرْ بِـَٔايَــٰــتِ ۱للَّهِ فَإِنَّ ۰للَّهَ سَرۣيعُ ۴لْحِسَابببِؐ (19) فَإِنْ حَآجُّوكَ فَقُلَ اَسْلَمْــتُ وَجْهِيَ لِلهِ وَمَنِ 'تَّبَعَنِؐ” وَقُل لِّلذِينَ ٱُوتُواْ ۴لْكِتَــٰــبَ وَالاُمِّيِّـﯧنَ ءَآسْلَمْتُمْؐ فَإِنَ اَسْلَمُواْ فَقَدِ 'هْتَدَواْؐ وَّإِن تَوَلَّوْاْ فَإِنَّمَا عَلَيْكَ ۰لْبَچَغُؐ وَاللَّهُ بَصِيرٛ بِالْعِبَادِؐ (20) إِنَّ ۰لذِينَ يَكْفُرُونَ بِـَٔايَــٰــتِ ۱للَّهِ وَيَقْتُلُونَ ۰لنَّبِيٓــٕـﯧنَ بِغَيْرۣ حَقٍّ وَيَقْتُلُونَ۰لذِينَ يَامُرُونَ بِالْقِسْطِ مِنَ ۰لنَّاسِ فَبَشِّرْهُم بِعَذَابٖ اَلِيمٖؐ (21) ۷وْلَئِكَ ۰لذِينَ حَبِطَــتَ اَعْمَـٰلُهُمْ فِى ۱لدُّنْيۭا وَالاَخِرَةِؐ وَمَا لَهُم مِّن نَّــٰصِرۣينَؐ (22) ® أَلَمْ تَرَ إِلَي ۰لذِينَ ٱُوتُواْ نَصِيباً مِّنَ ۰لْكِتَــٰــبِ يُدْعَوْنَ إِلَيٰ كِتَــٰــبِ ۱للَّهِ ڤِيَحْكُمَ بَيْنَهُمْ ثُمَّ يَتَوَلّۭيٰ فَرۣيقٌ مِّنْهُمْ وَهُم مُّعْرۣضُونَؐ (23) ذَ؛لِكَ بِأَنَّهُمْ قَالُواْ لَن تَمَسَّنَا ۰لنَّارُ إِلٓاَّ أَيَّاماً مَّعْدُودَ؛تتتٍ وَغَرَّهُمْ فِى دِينِهِم مَّا كَانُواْ يَفْتَرُونَؐ (24) فَكَيْفَ إِذَا جَمَعْنَــٰهُمْ لِيَوْمٍ لاَّ رَيْــبَ فِيهِ وَوُفِّيَــتْ كُلُّ نَفْسٍ مَّا كَسَبَــتْ وَهُمْ لاَ يُظْلَمُونَؐ (25) قُلِ ۱للَّهُمَّ مَـٰلِكَ ۰لْمُلْكِ تُوتِى ۱لْمُلْكَ مَن تَشَآءُ وَتَنزۣعُ ۴لْمُلْژَ مِمَّن تَشَآءُ وَتُعِزُّ مَن تَشَآءُ وَتُذِلُّ مَن تَشَآءُ بِيَدِكَ ۰لْخَيْرُؐ إِنَّكَ عَلَيٰ كُلِّ شَيْءٍ قَدِيرٌؐ (26) تُولِـجُ ۴ليْلَ فِى ۱لنَّهۭارۣ وَتُولِـجُ ۴لنَّهَارَ فِى ۱ليْلِ وَتُخْرۣجُ ۴لْحَيَّ مِنَ ۰لْمَيِّــتِ وَتُخْرۣجُ ۴لْمَيِّــتَ مِنَ ۰لْحَيِّ وَتَرْزُقُ مَن تَشَآءُ بِغَيْرۣ حِسَابببٍؐ (27) لاَّ يَتَّخِذِ ۱لْمُومِنُونَ ۰لْكۭـٰفِـرۣينَ أَوْلِيَآءَ مِن دُونِ ۱لْمُومِنِينَؐ وَمَنْ يَّفْعَلْ ذَ؛لِكَ فَلَيْسَ مِنَ ۰للَّهِ فِى شَيْءٖ اِلٓاَّ أَن تَـتَّـقُواْ مِنْهُمْ تُـقۭـيٰةًؐ وَيُحَــذِّرُكُـمُ ۴للَّهُ نَـفْـسَهُؐ,وَإِلَي ۰للَّهِ ۱لْمَصِيرُؐ (28) قُلِ اِن تُخْفُواْ مَا فِى صُدُورۣكُمُ; أَوْ تُبْدُوهُ يَعْلَمْهُ ۴للَّهُؐ وَيَعْلَمُ مَا فِى ۱لسَّمَـٰوَ؛تِ وَمَا فِى ۱لاَرْضِؐ وَاللَّهُ عَلَيٰ كُلِّ شَيْءٍ قَدِيرٌؐ (29) يَوْمَ تَجِدُ كُلُّ نَفْسٍ مَّا عَمِلَتْ مِنْ خَيْرٍ مُّحْضَراًؐ وَمَا عَمِلَــتْ مِن سُوٓءٍ تَوَدُّ لَوَ اَنَّ بَيْنَهَا وَبَيْنَهُ; أَمَداَۢ بَعِيداًؐ وَيُحَذِّرُكُمُ ۴للَّهُ نَفْسَهُؐ, وَاللَّهُ رَءُوفٛ بِالْعِبَادِؐ (30) قُلِ اِن كُنتُمْ تُحِبُّونَ ۰للَّهَ فَاتَّبِعُونِى يُحْبِبْكُمُ ۴للَّهُ وَيَغْفِرْ لَكُمْ ذُنُوبَكُمْؐ وَاللَّهُ غَفُورٌ رَّحِيمٌؐ (31) قُلَ اَطِيعُواْ ۴للَّهَ وَالرَّسُولَؐ فَإِن تَوَلَّوْاْ فَإِنَّ ۰للَّهَ لاَ يُحِــبُّ ۴لْكۭـٰفِـرۣينَؐ (32) © إِنَّ ۰للَّهَ "صْطَفۭيٰٓ ءَادَمَ وَنُوحاً وَءَالَ إِبْرَ؛هِيمَ وَءَالَ عِمْرَ؛نَ عَلَي ۰لْعَـٰلَمِينَ (33) ذُرّۣيَّةَۢ بَعْضُهَا مِنۢ بَعْضٍؐ وَاللَّهُ سَمِيع٘ عَلِيم٘ؐ (34) اِذْ قَالَــتِ 'مْرَأَتتتُ عِمْرَ؛نَ رَبِّ إِنِّى نَذَرْتُ لَكَ مَا فِى بَطْنِى مُحَرَّراً فَتَقَبَّلْ مِنِّيَؐ إِنَّكَ أَنتَ ۰لسَّمِيعُ ۴لْعَلِيمُؐ (35) فَلَمَّا وَضَعَتْهَا قَالَــتْ رَبببِّ إِنِّى وَضَعْتُهَآ ٱُنثۭيٰ وَاللَّهُ أَعْلَمُ بِمَا وَضَعَــتْؐ وَلَيْسَ ۰لذَّكَرُ كَالاُنثۭيٰؐ وَإِنِّى سَمَّيْتُهَا مَرْيَمَؐ وَإِنِّيَ ٱُعِيذُهَا بِكَ وَذُرّۣيَّتَهَا مِنَ ۰لشَّيْطَـٰنِ ۱لرَّجِيمِؐ (36) فَتَقَبَّلَهَا رَبُّهَا بِقَبُولٖ حَسَنٍ وَأَنۢبَتَهَا نَبَاتاٗ حَسَناًؐ وَكَفَلَهَا زَكَرۣيَّآءُؐ كُلَّمَا دَخَلَ عَلَيْهَا زَكَرۣيَّآءُ ۴ڤْمِحْرَابببَ وَجَدَ عِندَهَا رۣزْقاًؐ قَالَ يَـٰمَرْيَمُ أَنّۭيٰ لَكِ هَـٰذَاؐ قَالَتْ هُوَ مِنْ عِندِ ۱للَّهِؐ إِنَّ ۰للَّهَ يَرْزُقُ مَنْ يَّشَآءُ بِغَيْرۣ حِسَابببٖؐ (37) هُنَالِكَ دَعَا زَكَرۣيَّآءُ رَبَّهُؐ, قَالَ رَبببِّ هَــبْ لِى مِن لَّدُنكَ ذُرّۣيَّةً طَيِّبَةٗ اِنَّكَ سَمِيعُ ۴لدُّعَآءِؐ (38) فَنَادَتْهُ ۴لْمَلَئِكَةُ وَهُوَ قَآئِمٌ يُصَلِّى فِى ۱ڤْمِحْرَابِ أَنَّ ۰للَّهَ يُبَشِّرُكَ بِيَحْيۭيٰ مُصَدِّقاَۢ بِكَلِمَةٍ مِّنَ ۰للَّهِ وَسَيِّداً وَحَصُوراً وَنَبِيٓـــٔاً مِّنَ ۰ڤصَّـٰڤِحِينَؐ (39) قَالَ رَبِّ أَنّۭيٰ يَكُونُ لِى غُچَمٌ وَقَدْ بَلَغَنِيَ ۰لْكِبَرُ وَامْرَأَتِى عَاقِرٌؐ قَالَ كَذَ؛لِكَؐ ۰للَّهُ يَفْعَلُ مَا يَشَآءُؐ (40) قَالَ رَبببِّ 'جْعَل لِّيَ ءَايَةًؐ قَالَ ءَايَتُكَ أَلاَّ تُكَلِّمَ ۰لنَّاسَ ثَـچَثَةَ أَيَّامٖ اِلاَّ رَمْزاًؐ وَاذْكُر رَّبَّكَ كَثِيراً وَسَبِّحْ بِالْعَشِيِّ وَالِابْكۭــٰـرۣؐ (41) ® وَإِذْ قَالَــتِ ۱لْمَلَئِكَةُ يَــٰمَرْيَمُ إِنَّ ۰للَّهَ "صْطَفۭيٰكِ وَطَهَّرَكِ وَاصْطَفۭيٰكِ عَلَيٰ نِسَآءِ ۱لْعَـٰلَمِينَؐ (42) يَــٰمَرْيَمُ ۶قْنُتِى لِرَبِّكِ وَاسْجُدِى وَارْكَعِى مَعَ ۰لرَّ؛كِعِينَؐ (43) ذَ؛لِژَ مِنَ اَنۢبَآءِ ۱لْغَيْــبِ نُوحِيهِ إِلَيْكَؐ وَمَا كُنــتَ لَدَيْهِمُ; إِذْ يُلْقُونَ أَقْـچَـمَهُمُ; أَيُّهُمْ يَكْفُلُ مَرْيَمَؐ وَمَا كُنــتَ لَدَيْهِمُ; إِذْ يَخْتَصِمُونَ (44) إِذْ قَالَــتِ ۱لْمَلَئِكَةُ يَــٰمَرْيَمُ إِنَّ ۰للَّهَ يُبَشِّرُكِ بِكَلِمَةٍ مِّنْهُؐ èسْمُهُ ۴ڤْمَسِيحُ عِيسَي "بْنُ مَرْيَمَ وَجِيهاً فِى ۱لدُّنْيۭا وَالاَخِرَةِ وَمِنَ ۰لْمُقَرَّبِينَؐ (45) وَيُكَلِّمُ ۴لنَّاسَ فِى ۱لْمَهْدِ وَكَهْلًؐا وَمِنَ ۰ڤصَّـٰڤِحِيـنَؐ (46) قَالَتْ رَبببِّ أَنّۭيٰ يَكُونُ لِى وَلَدٌ وَلَمْ يَمْسَسْنِى بَشَرٌؐ قَالَ كَذَ؛لِكِؐ ۱للَّهُ يَخْلُقُ مَا يَشَآءُؐ ﹹذَا قَضۭـيٰٓ أَمْراً فَإِنَّمَا يَقُولُ لَهُ„ كُنؐ فَيَكُونُؐ (47) وَيُعَلِّمُهُ ۴لْكِتَــٰــبَ وَالْحِكْمَةَ وَالتَّوْرۭيٰةَ وَالِانجِيلَ وَرَسُولٗا اِلَيٰ بَنِىٓ إِسْرَآءِيلَ أَنِّى قَدْ جِيؔتُكُم بِـَٔايَةٍ مِّن رَّبِّكُمُؐ; إِنِّيَ أَخْلُقُ لَكُم مِّـنَ ۰لطِّينِ كَهَيْـَٔةِ ۱لطَّيْرۣ فَأَنفُخُ فِيهِ فَيَــكُونُ طَـٰٓئِــراَۢ بِـإِذْنِ ۱للَّهِؐ وَٱُبْــرۣىُٔ ۴لاَكْــمَــهَ وَالاَبْرَصَ وَٱُحْىِ ۱لْمَوْتۭيٰ بِإِذْنِ ۱للَّهِؐ وَٱُنَبِّيؖكُم بِمَا تَاكُلُونَ وَمَا تَدَّخِرُونَ فِى بُيُوتِكُمُؐ; إِنَّ فِى ذَ؛لِكَ ءَلاَيَةً لَّكُمُ; إِن كُنتُم مُّومِنِينَؐ (48) وَمُصَدِّقاً لِّمَا بَيْنَ يَدَيَّ مِنَ ۰لتَّوْرۭيٰةِ وَ لُءِحِلَّ لَكُم بَعْضَ ۰ﻟ﮲ حُرّۣمَ عَلَيْكُمْؐ وَجِيؔتُكُم بِـــَٔايَةٍ مِّن رَّبِّكُمْؐ فَاتَّقُواْ ۴للَّهَ وَأَطِيعُونِؐ (49) إِنَّ ۰للَّهَ رَبِّى وَرَبُّكُمْ فَاعْبُدُوهُؐ هَـٰذَا صِرَ؛طٌ مُّسْتَقِيمٌؐ (50) ¥ فَلَمَّآ أَحَسَّ عِيسۭيٰ مِنْهُمُ ۴لْكُفْرَ قَالَ مَنَ اَنصَارۣيَ إِلَي ۰للَّهِؐ قَالَ ۰لْحَوَارۣيُّونَ نَحْنُ أَنصَارُ ۴للَّهِؐ ءَامَنَّا بِاللَّهِ وَاشْهَدْ بِأَنَّا مُسْلِمُونَؐ (51) رَبَّـنَـآ ءَامَنَّا بِمَــآ أَنزَلْــتَ وَاتَّبَعْنَا ۰لرَّسُولَ فَاكْتُبْنَا مَعَ ۰لشَّـٰهِدِينَؐ (52) وَمَكَرُواْ وَمَكَرَ ۰للَّهُؐ <text:soft-page-break/>وَاللَّهُ خَيْرُ ۴لْمَـٰكِرۣينَؐ (53) إِذْ قَالَ ۰للَّهُ يَـٰعِيسۭيٰٓ إِنِّى مُتَوَفِّيكَ وَرَافِعُكَ إِلَيَّ وَمُطَهِّرُكَ مِنَ ۰لذِينَ كَفَرُواْؐ وَجَاعِلُ ۴لذِينَ "تَّبَعُوكَ فَوْقَ ۰لذِينَ كَفَرُوٓاْ إِلَيٰ يَوْمِ ۱لْقِيَــٰمَةِؐ ثُمَّ إِلَيَّ مَرْجِعُكُمْ فَأَحْكُمُ بَيْنَكُمْ فِيمَا كُنتُمْ فِيهِ تَخْتَلِفُونَؐ (54) فَأَمَّا ۰لذِينَ كَفَرُواْ فَٱُعَذِّبُهُمْ عَذَاباً شَدِيداً فِى ۱لدُّنْيۭا وَالاَخِرَةِؐ وَمَا لَهُم مِّن نَّــٰصِرۣينَؐ (55) وَأَمَّا ۰لذِينَ ءَامَنُواْ وَعَمِلُواْ ۴ڤصَّـٰڤِحَـٰــتِ فَنُوَفِّيهِمُ; ٱُجُورَهُمْؐ وَاللَّهُ لاَ يُحِــبُّ ۴لظَّـٰلِمِينَؐ (56) ذَ؛لِكَ نَتْلُوهُ عَلَيْكَ مِنَ ۰لاَيَــٰــتِ وَالذِّكْرۣ ۱لْحَكِيمِؐ (57) إِنَّ مَثَلَ عِيسۭيٰ عِندَ ۰للَّهِ كَمَثَلِ ءَادَمَؐ خَلَقَهُ„ مِن تُرَابببٍ ثُمَّ قَالَ لَهُ„ كُنؐ فَيَكُونُؐ (58) ۴لْحَقُّ مِن رَّبِّژَؐ فَلاَ تَكُن مِّنَ ۰لْمُمْتَرۣينَؐ (59) فَمَنْ حَآجَّكَ فِيهِ مِنۢ بَعْدِ مَا جَآءَكَ مِنَ ۰لْعِلْمِ فَقُلْ تَعَالَوْاْ نَدْعُ أَبْنَآءَنَا وَأَبْنَآءَكُمْ وَنِسَآءَنَا وَنِسَآءَكُمْ وَأَنفُسَنَا وَأَنفُسَكُمْ ثُمَّ نَبْتَهِلْ فَنَجْعَل لَّعْنَــتَ ۰للَّهِ عَلَي ۰لْكَـٰذِبِينَؐ (60) إِنَّ هَــٰذَا لَهُوَ ۰لْقَصَصُ ۴لْحَقُّؐ وَمَا مِنِ اِچَهٖ اِلاَّ ۰للَّهُؐ وَإِنَّ ۰للَّهَ لَهُوَ ۰لْعَزۣيزُ ۴لْحَكِيمُؐ (61) فَإِن تَوَلَّوْاْ فَإِنَّ ۰للَّهَ عَلِيمٛ بِالْمُفْسِدِينَؐ (62) ® قُلْ يَـٰٓأَهْلَ ۰لْكِتَــٰــبِ تَعَالَوۣاْ اِلَيٰ كَلِمَةٍ سَوَآءٙ بَيْنَنَا وَبَيْنَكُمُ; أَلاَّ نَعْبُدَ إِلاَّ ۰للَّهَ وَلاَ نُشْرۣژَ بِهِ” شَيْـٔاً وَلاَ يَتَّخِذَ بَعْضُنَا بَعْضاٗ اَرْبَاباً مِّن دُونِ ۱للَّهِؐ فَإِن تَوَلَّوْاْ فَقُولُواْ ۵شْهَدُواْ بِأَنَّا مُسْلِمُونَؐ (63) يَـٰٓأَهْلَ ۰لْكِتَـــٰـــبِ لِمَ تُحَآجُّونَ فِىٓ إِبْرَ؛هِيمَؐ وَمَآ ٱُنزۣلَــتِ ۱لتَّوْرۭيٰةُ وَالِانجِيلُ إِلاَّ مِنۢ بَعْدِهِؐ“ أَفَلاَ تَعْقِلُونَؐ (64) هَآنتُمْ هَـٰٓؤُلآَءِ حَـٰجَجْتُمْ فِيمَا لَكُم بِهِ” عِلْمٌ فَلِمَ تُحَآجُّونَ فِيمَا لَيْسَ لَكُم بِهِ” عِلْمٌؐ وَاللَّهُ يَعْلَمُؐ وَأَنتُمْ لاَ تَعْلَمُونَؐ (65) مَا كَانَ إِبْرَ؛هِيمُ يَهُودِيّاً وَلاَ نَصْرَانِيّاً وَچَكِن كَانَ حَنِيفاً مُّسْلِماًؐ وَمَا كَانَ مِنَ ۰لْمُشْرۣكِينَؐ (66) إِنَّ أَوْلَي ۰لنَّاسِ بِإِبْرَ؛هِيمَ لَلذِينَ "تَّبَعُوهُ وَهَـٰذَا ۰لنَّبِىٓءُ وَالذِينَ ءَامَنُواْؐ وَاللَّهُ وَلِيُّ ۴لْمُومِنِينَؐ (67) وَدَّتتت طَّآئِفَةٌ مِّنَ اَهْلِ ۱لْكِتَــٰــبِ لَوْ يُضِلُّونَكُمْؐ وَمَا يُضِلُّونَ إِلٓاَّ أَنفُسَهُمْ وَمَا يَشْعُرُونَؐ (68) يَـٰٓأَهْلَ ۰لْكِتَــٰــبِ لِمَ تَكْفُرُونَ بِـَٔايَــٰــتِ ۱للَّهِ وَأَنتُمْ تَشْهَدُونَؐ (69) يَـٰٓأَهْلَ ۰لْكِتَــٰــبِ لِمَ تَلْبِسُونَ ۰لْحَقَّ بِالْبَـٰطِلِ وَتَكْتُمُونَ ۰لْحَقَّ وَأَنتُمْ تَعْلَمُونَؐ (70) وَقَالَــت طَّآئِفَةٌ مِّنَ اَهْلِ ۱لْكِتَـٰــبِ ءَامِنُواْ بِاﻟـذِىٓ ٱُنزۣلَ عَلَي ۰لذِينَ ءَامَنُواْ وَجْهَ ۰لنَّهۭارۣ وَاكْفُرُوٓاْ ءَاخِرَهُ„ لَعَلَّهُمْ يَرْجِعُونَؐ (71) وَلاَ تُومِنُوٓاْ إِلاَّ لِمَن تَـبِعَ دِينَكُمْؐ قُلِ اِنَّ ۰لْهُدۭيٰ هُدَي ۰للَّهِ أَنْ يُّوتۭيٰٓ أَحَدٌ مِّثْلَ مَآ ٱُوتِيتُمُ; أَوْ يُحَآجُّوكُمْ عِندَ رَبِّكُمْؐ قُلِ اِنَّ ۰لْفَضْلَ بِيَدِ ۱للَّهِؐ يُوتِيهِ مَنْ يَّشَآءُؐ وَاللَّهُ وَ؛سِع٘ عَلِيمٌؐ (72) يَخْتَصُّ بِرَحْمَتِهِ” مَنْ يَّشَآءُؐ وَاللَّهُ ذُو ۴لْفَضْلِ ۱لْعَظِيمِؐ (73) © وَمِنَ اَهْلِ ۱لْكِتَـٰــبِ مَنِ اِن تَامَنْهُ بِقِنطۭارٍ يُوَ۬دِّهِ“ إِلَيْكَؐ وَمِنْهُم مَّنِ اِن تَامَنْهُ بِدِينۭارٍ لاَّ يُوَ۬دِّهِ“ إِلَيْكَ إِلاَّ مَا دُمْــتَ عَلَيْهِ قَآئِماًؐ ذَ؛لِكَ بِأَنَّهُمْ قَالُواْ لَيْسَ عَلَيْنَا فِى ۱لاُمِّيِّـﯧنَ سَبِيلٌؐ وَيَقُولُونَ عَلَي ۰للَّهِ ۱لْكَذِبببَ وَهُمْ يَعْلَمُونَؐ (74) بَلۭيٰ مَنَ اَوْفۭيٰ بِعَهْدِهِ” وَاتَّقۭيٰ فَإِنَّ ۰للَّهَ يُحِــبُّ ۴لْمُتَّقِينَؐ (75) إِنَّ ۰لذِينَ يَشْتَرُونَ بِعَهْدِ ۱للَّهِ وَأَيْمَـٰنِهِمْ ثَمَناً قَلِيلٗا ۷وْلَئِكَ لاَ خَچَقَ لَهُمْ فِى ۱لاَخِرَةِ وَلاَ يُكَلِّمُهُمُ ۴للَّهُ وَلاَ يَنظُرُ إِلَيْهِمْ يَوْمَ ۰لْقِيَــٰمَةِ وَلاَ يُزَكِّيهِمْؐ وَلَهُمْ عَذَاببب٘ اَلِيمٌؐ (76) وَإِنَّ مِنْهُمْ لَفَرۣيقاً يَلْوُﹼنَ أَلْسِنَتَهُم بِالْكِتَـــٰــبِ ڤِتَحْسِبُوهُ مِنَ ۰لْكِتَــٰــبِ وَمَا هُوَ مِنَ ۰لْكِتَــٰــبِؐ وَيَقُولُونَ هُوَ مِنْ عِندِ ۱للَّهِؐ وَمَا هُوَ مِنْ عِندِ ۱للَّهِؐ وَيَقُولُونَ عَلَي ۰للَّهِ ۱لْكَذِبببَ وَهُمْ يَعْلَمُونَؐ (77) مَا كَانَ لِبَشَر۫ اَنْ يُّوتِيَهُ ۴للَّهُ ۴لْكِتَــٰــبَ وَالْحُكْمَ وَالنُّبُوٓءَةَ ثُمَّ يَقُولَ لِلنَّاسِ كُونُواْ عِبَاداً لِّى مِن دُونِ ۱للَّهِ وَچَكِن كُونُواْ رَبَّـٰنِيِّـﯧنَ بِمَا كُنتُمْ تَعْلَمُونَ ۰لْكِتَـٰــبَ وَبِمَا كُنتُمْ تَدْرُسُونَؐ (78) وَلاَ يَامُرُكُمُ; أَن تَتَّخِذُواْ ۴لْمَلَئِكَةَ وَالنَّبِيٓــٕﯧنَ أَرْبَاباٗؐ اَيَامُرُكُم بِالْكُفْرۣ بَعْدَ إِذَ اَنتُم مُّسْلِمُونَؐ (79) وَإِذَ اَخَذَ ۰للَّهُ مِيثَـٰقَ ۰لنَّبِيٓــٕـﯧنَ لَمَآ ءَاتَيْنَــٰكُم مِّن كِتَــٰــبٍ وَحِكْمَةٍ ثُمَّ جَآءَكُمْ رَسُولٌ مُّصَدِّقٌ لِّمَا مَعَكُمْ لَتُومِنُنَّ بِهِ” وَلَتَنصُرُنَّهُؐ, ® قَالَ ءَآقْرَرْتُمْ وَأَخَذتُّمْ عَلَيٰ ذَ؛لِكُمُ; إِصْرۣىؐ قَالُوٓاْ أَقْرَرْنَاؐ قَالَ فَاشْهَدُواْ وَأَنَا مَعَكُم مِّنَ ۰لشَّـٰهِدِينَؐ (80) فَمَن تَوَلّۭيٰ بَعْدَ ذَ؛لِژَ فَٱُوْلَئِژَ هُمُ ۴لْفَــٰسِقُونَؐ (81) أَفَغَيْرَ دِينِ ۱للَّهِ تَبْغُونَ وَلَهُ; أَسْلَمَ مَن فِى ۱لسَّمَــٰوَ؛تتتِ وَالاَرْضِ طَوْعاً وَكَرْهـاًؐ وَإِلَيْهِ تُرْجَعُونَؐ (82) قُلَ —امَنَّا بِاللَّهِ وَمَآ ٱُنزۣلَ عَلَيْنَا وَمَآ ٱُنزۣلَ عَلَيٰٓ إِبْرَ؛هِيمَ وَإِسْمَــٰعِيلَ وَإِسْحَـٰقَ وَيَعْقُوبببَ وَالاَسْبَاطِ وَمَآ ٱُوتِيَ مُوسۭيٰ وَعِيسۭيٰ وَالنَّبِيٓــُٔونَ مِن رَّبِّهِمْ لاَ نُفَرّۣقُ بَيْنَ أَحَدٍ مِّنْهُمْ وَنَحْنُ لَهُ„ مُسْلِمُونَؐ (83) وَمَنْ يَّبْتَغِ غَيْرَ ۰لِاسْچَمِ دِيناً فَلَـنْ يُّقْبَلَ مِنْهُؐ وَهُوَ فِى ۱لاَخِرَةِ مِنَ ۰لْخَــٰسِرۣينَؐ (84) كَيْفَ يَهْدِى ۱للَّهُ قَوْماً كَفَرُواْ بَعْدَ إِيمَــٰنِهِمْ وَشَهِدُوٓاْ أَنَّ ۰لرَّسُولَ حَقٌّ وَجَآءَهُمُ ۴لْبَيِّنَــٰــتُؐ وَاللَّهُ لاَ يَهْدِى ۱لْقَوْمَ ۰لظَّـٰلِمِينَؐ (85) ٱُوْلَئِكَ جَزَآؤُهُمُ; أَنَّ عَلَيْهِمْ لَعْنَةَ ۰للَّهِ وَالْمَلَئِكَةِ وَالنَّاسِ أَجْمَعِينَ (86) خَـٰلِدِينَ فِيهَا لاَ يُخَفَّفُ عَنْهُمُ ۴لْعَذَابببُ وَلاَ هُمْ يُنظَرُونَ (87) إِلاَّ ۰لذِينَ تَابُواْ مِنۢ بَعْدِ ذَ؛لِكَ وَأَصْلَحُواْ فَإِنَّ ۰للَّهَ غَفُورٌ رَّحِيم٘ؐ (88) اِنَّ ۰لذِينَ كَفَرُواْ بَعْدَ إِيمَــٰنِهِمْ ثُمَّ "زْدَادُواْ كُفْراً لَّن تُقْبَلَ تَوْبَتُهُمْؐ وَٱُوْلَئِكَ هُمُ ۴لضَّآلُّونَؐ (89) إِنَّ ۰لذِينَ كَفَرُواْ وَمَاتُواْ وَهُمْ كُفَّارٌ فَلَنْ يُّقْبَلَ مِنَ اَحَدِهِم مِّــلْ ﺀُ ۴لاَرْضِ ذَهَباً وَلَوۣ 'فْتَدۭيٰ بِهِؐ“ ٱُوْلَئِژَ لَهُمْ عَذَاببب٘ اَلِيمٌؐ وَمَا لَهُم مِّن نَّـــٰصِرۣينَؐ(90) ¤ لَن تَنَالُواْ ۴لْبِرَّ حَتَّيٰ تُنفِقُواْ مِمَّا تُحِبُّونَؐ (91) وَمَا تُنفِقُواْ مِن شَيْءٍ فَإِنَّ ۰للَّهَ بِهِ” عَلِيمٌؐ (92) كُلُّ ۴لطَّعَامِ كَانَ حِلًاّ لِّبَنِىٓ إِسْرَآءِيلَ إِلاَّ مَا حَرَّمَ إِسْرَآءِيلُ عَلَيٰ نَفْسِهِ” مِن قَبْلِ أَن تُنَزَّلَ ۰لتَّوْرۭيٰةُؐ قُلْ فَاتُواْ بِالتَّوْرۭيٰةِ فَاتْلُوهَآ إِن كُنتُمْ صَـٰدِقِينَؐ (93) فَمَنِ 'فْتَرۭيٰ عَلَي ۰للَّهِ ۱لْكَذِبببَ مِنۢ بَعْدِ ذَ؛لِكَ فَٱُوْلَئِكَ هُمُ ۴لظَّـٰلِمُونَؐ (94) قُلْ صَدَقَ ۰للَّهُؐ فَاتَّبِعُواْ مِلَّةَ إِبْرَ؛هِيمَ حَنِيفاًؐ وَمَا كَانَ مِنَ ۰لْمُشْرۣكِينَؐ (95) إِنَّ أَوَّلَ بَيْــتٍ وُضِعَ لِلنَّاسِ لَلذِى بِبَكَّةَ مُبَــٰرَكاً وَهُديً لِّلْعَـٰلَمِينَ (96) فِيهِ ءَايَــٰــتٛ بَيِّنَــٰــتٌؐ مَّقَامُ إِبْرَ؛هِيمَؐ وَمَن دَخَلَهُ„ كَانَ ءَامِناًؐ وَلِلهِ عَلَي ۰لنَّاسِ حَجُّ ۴لْبَيْــتِ مَنِ 'سْتَطَاعَ إِلَيْهِ سَبِيلًؐاوَمَن كَفَرَ فَإِنَّ ۰للَّهَ غَنِــيّﹲ عَنِ ۱لْعَــٰلَمِينَؐ (97) قُلْ يَـٰٓأَهْلَ ۰لْكِتَــٰــبِ لِمَ تَكْفُرُونَ بِـَٔايَــٰــتِ ۱للَّهِ وَاللَّهُ شَهِيد٘ عَلَيٰ مَا تَعْمَلُونَؐ (98) قُلْ يَـٰٓأَهْلَ ۰لْكِتَــٰــبِ لِمَ تَصُدُّونَ عَن سَبِيلِ ۱للَّهِ مَنَ —امَنَ تَـبْغُونَهَا عِوَجاً وَأَنتُمْ شُهَدَآءُؐ وَمَا ۰للَّهُ بِغَــٰفِلٖ عَمَّا تَعْمَلُونَؐ (99) يَـٰٓأَيُّهَا ۰لذِينَ ءَامَنُوٓاْ إِن تُطِيعُواْ فَرۣيقاً مِّنَ ۰لذِينَ ٱُوتُواْ ۴لْكِتَــٰــبَ يَرُدُّوكُم بَعْدَ إِيمَــٰنِكُمْ كۭــٰفِـرۣينَؐ (100)وَكَيْفَ تَكْفُرُونَ وَأَنتُمْ تُتْلۭيٰ عَلَيْكُمُ; ءَايَــٰــتُ ۴للَّهِ وَفِيكُمْ رَسُولُهُؐ, وَمَنْ يَّعْتَصِم بِاللَّهِ فَقَدْ هُدِيَ إِلَيٰ صِرَ؛طٍ مُّسْتَقِيمٍؐ (101) يَـٰٓأَيُّهَا ۰لذِينَ ءَامَنُواْ èتَّقُواْ ۴للَّهَ حَقَّ تُـقۭاتِهِؐ” وَلاَ تَمُوتُنَّ إِلاَّ وَأَنتُم مُّسْلِمُونَؐ (102) ® وَاعْتَصِمُواْ بِحَبْلِ ۱للَّهِ جَمِيعاًؐ وَلاَ تَفَرَّقُواْؐ وَاذْكُرُواْ نِعْمَــتَ ۰للَّهِ عَلَيْكُمُ; إِذْ كُنتُمُ; أَعْدَآءً فَأَلَّفَ بَيْنَ قُلُوبِكُمْ فَأَصْبَحْتُم بِنِعْمَتِهِ“ إِخْوَ؛ناًؐ وَكُنتُمْ عَلَيٰ شَفَا حُفْرَةٍ مِّنَ ۰لنّۭارۣ فَأَنقَذَكُم مِّنْهَاؐ كَذَ؛لِكَ يُبَيِّنُ ۴للَّهُ لَكُمُ; ءَايَــٰتِهِ” لَعَلَّكُمْ تَـهْتَدُونَؐ (103) وَلْتَكُن مِّنكُمُ; ٱُمَّةٌ يَدْعُونَ إِلَي ۰لْخَيْرۣ وَيَامُرُونَ بِالْمَعْرُوفِ وَيَنْهَوْنَ عَنِ ۱لْمُنكَرۣؐ وَٱُوْلَئِكَ هُمُ ۴ڤْمُفْلِحُونَؐ (104) وَلاَ تَكُونُواْ كَالذِينَ تَفَرَّقُواْ وَاخْتَلَفُواْ مِنۢ بَعْدِ مَا جَآءَهُمُ ۴لْبَيِّنَــٰــتُؐ وَٱُوْلَئِژَ لَهُمْ عَذَاببب٘ عَظِيمٌ (105) يَوْمَ تَبْيَضُّ وُجُوهٌ وَتَسْوَدُّ وُجُوهٌؐ فَأَمَّا ۰لذِينَ "سْوَدَّتتتْ وُجُوهُهُمُ; أَكَفَرْتُم بَعْدَ إِيمَــٰنِكُمْ فَذُوقُواْ ۴لْعَذَابببَ بِمَا كُنتُمْ تَكْفُرُونَؐ (106) وَأَمَّا ۰لذِينَ "بْيَضَّــتْ وُجُوهُهُمْ فَفِى رَحْمَةِ ۱للَّهِؐ هُمْ فِيهَا خَــٰلِدُونَؐ (107)تِلْكَ ءَايَــٰــتُ ۴للَّهِ نَتْلُوهَا عَلَيْكَ بِالْحَقﱢّؐ وَمَا ۰للَّهُ يُرۣيدُ ظُلْماً لِّلْعَــٰلَمِيـنَؐ (108) وَلِلهِ مَا فِى ۱لسَّمَــٰوَ؛تتتِ وَمَا فِى ۱لاَرْضِؐ وَإِلَي ۰للَّهِ تُرْجَعُ ۴لاُمُورُؐ (109) كُنتُمْ خَيْرَ ٱُمَّةٖ ۷خْرۣجَــتْ لِلنَّاسِ تَامُرُونَ بِالْمَعْرُوفِ وَتَنْهَوْنَ عَنِ ۱لْمُنكَرۣ <text:soft-page-break/>وَتُومِنُونَ بِاللَّهِؐ وَلَوَ —امَنَ أَهْلُ ۴لْكِتَــٰــبِ لَكَانَ خَيْراً لَّهُمؐ مِّنْهُمُ ۴لْمُومِنُونَؐ وَأَكْثَرُهُمُ ۴لْفَــٰسِقُونَؐ (110) لَنْ يَّضُرُّوكُمُؐ; إِلٓاَّ أَذيًؐ وَإِنْ يُّقَــٰتِلُوكُمْ يُوَلُّوكُمُ ۴لاَدْبَــٰرَؐ ثُمَّ لاَ يُنصَرُونَؐ (111) ضُرۣبَــتْ عَلَيْهِمُ ۴لذِّلَّةُ أَيْنَ مَا ثُقِفُوٓاْؐ إِلاَّ بِحَبْلٍ مِّنَ ۰للَّهِ وَحَبْلٍ مِّنَ ۰لنَّاسِ وَبَآءُو بِغَضَبٍ مِّنَ ۰للَّهِؐ وَضُرۣبَــتْ عَلَيْهِمُ ۴لْمَسْكَنَةُؐ ذَ؛لِكَ بِأَنَّهُمْ كَانُواْ يَكْفُرُونَ بِـَٔايَــٰــتِ ۱للَّهِ وَيَقْتُلُونَ ۰لاَنۢبِيؕآءَ بِغَيْرۣ حَق؊ّؐ ذَ؛لِكَ بِمَا عَصَواْ وَّكَانُواْ يَعْتَدُونَؐ (112) © لَيْسُواْ سَوَآءًؐ مِّنَ اَهْلِ ۱لْكِتَــٰــبِ ٱُمَّةٌ قَآئِمَةٌ يَتْلُونَ ءَايَــٰــتِ ۱للَّهِ ءَانَآءَ ۰ليْلِ وَهُمْ يَسْجُدُونَؐ (113) يُومِنُونَ بِاللَّهِ وَالْيَوْمِ ۱لاَخِرۣ وَيَامُرُونَ بِالْمَعْرُوفِ وَيَنْهَوْنَ عَنِ ۱لْمُنكَرۣ وَيُسَــٰرۣعُونَ فِى ۱لْخَيْرَ؛تِؐ وَٱُوْلَئِكَ مِنَ ۰ڤصَّـٰڤِحِينَؐ (114) وَمَا تَفْعَلُواْ مِنْ خَيْرٍ فَلَن تُكْفَرُوهُؐ وَاللَّهُ عَلِيمٛ بِالْمُتَّقِينَؐ (115) إِنَّ ۰لذِينَ كَفَرُواْ لَن تُغْنِيَ عَنْهُمُ; أَمْوَ؛لُهُمْ وَلآَ أَوْچَدُهُم مِّنَ ۰للَّهِ شَيْـٔاًؐ وَٱُوْلَئِژَ أَصْحَــٰــبُ ۴لنّۭارۣ هُمْ فِيهَا خَـٰلِدُونَؐ (116) مَثَلُ مَا يُنفِقُونَ فِى هَـٰذِهِ ۱لْحَيَوٰةِ ۱لدُّنْيۭا كَمَثَلِ رۣيحٍ فِيهَا صِرّﹲ اَصَابَتْ حَرْثَ قَوْمٍ ظَلَمُوٓاْ أَنفُسَهُمْ فَأَهْلَكَتْهُؐ وَمَا ظَلَمَهُمُ ۴للَّهُؐ وَچَكِنَ اَنفُسَهُمْ يَظْلِمُونَؐ (117) يَـٰٓأَيُّهَا ۰لذِينَ ءَامَنُواْ لاَ تَتَّخِذُواْ بِطَانَةً مِّن دُونِكُمْ لاَ يَالُونَكُمْ خَبَالًا وَدُّواْ مَا عَنِتُّمْؐ قَدْ بَدَتِ ۱لْبَغْضَآءُ مِنَ اَفْوَ؛هِهِمْ وَمَا تُخْفِى صُدُورُهُمُ; أَكْبَرُؐ قَدْ بَيَّنَّا لَكُمُ ۴لاَيَــٰــتِ إِن كُنتُمْ تَعْقِلُونَؐ (118) هَآنتُمُ; ٱُوْلآَءِ تُحِبُّونَهُمْ وَلاَ يُحِبُّونَكُمْ وَتُومِنُونَ بِالْكِتَــٰــبِ كُلِّهِؐ” وَإِذَا لَقُوكُمْ قَالُوٓاْ ءَامَنَّاؐ وَإِذَا خَلَوْاْ عَضُّواْ عَلَيْكُمُ ۴لاَنَامِلَ مِنَ ۰لْغَيْظِؐ قُلْ مُوتُواْ بِغَيْظِكُمُؐ; إِنَّ ۰للَّهَ عَلِيمٛ بِذَاتِ ۱لصُّدُورۣؐ (119) إِن تَمْسَسْكُمْ حَسَنَةٌ تَسُؤْهُمْؐ وَإِن تُصِبْكُمْ سَيِّيؕةٌ يَفْرَحُواْ بِهَاؐ وَإِن تَصْبِرُواْ وَتَتَّقُواْ لاَ يَضِرْكُمْ كَيْدُهُمْ شَيْـٔاٗؐ اِنَّ ۰للَّهَ بِمَا يَعْمَلُونَ مُحِيطٌؐ (120) ® وَإِذْ غَدَوْتتتَ مِنَ اَهْلِژَتُبَوّۣىُٔ ۴لْمُومِنِينَ مَقَــٰعِدَ لِلْقِتَالِؐ وَاللَّهُ سَمِيع٘ عَلِيم٘ؐ (121) اِذْ هَمَّــت طَّآئِفَتَـٰنِ مِنكُمُ; أَن تَفْشَلاَ وَاللَّهُ وَلِيُّهُمَاؐ وَعَلَي ۰للَّهِ فَلْيَتَوَكَّلِ ۱لْمُومِنُونَؐ (122) وَلَقَدْ نَصَرَكُمُ ۴للَّهُ بِبَدْرٍ وَأَنتُمُ; أَذِلَّةٌؐ فَاتَّقُواْ ۴للَّهَ لَعَلَّكُمْ تَشْكُرُونَؐ (123) إِذْ تَقُولُ لِلْمُومِنِينَ أَلَـنْ يَّكْفِيَكُمُ; أَنْ يُّمِدَّكُمْ رَبُّكُم بِثَچَثَةِ ءَاچَفٍ مِّنَ ۰لْمَلَئِكَةِ مُنزَلِينَؐ (124) بَلۭيٰٓ إِن تَصْبِرُواْ وَتَتَّقُواْ وَيَاتُوكُم مِّن فَوْرۣهِمْ هَـٰذَا يُمْدِدْكُمْ رَبُّكُم بِخَمْسَةِ ءَاچَفٍ مِّنَ ۰لْمَلَئِكَةِ مُسَوَّمِينَؐ (125) وَمَا جَعَلَهُ ۴للَّهُ إِلاَّ بُشْرۭيٰ لَكُمْ وَلِتَطْمَئِنَّ قُلُوبُكُم بِهِؐ” وَمَا ۰لنَّصْرُ إِلاَّ مِنْ عِندِ ۱للَّهِ ۱لْعَزۣيزۣ ۱لْحَكِيمِ (126) لِيَقْطَعَ طَرَفاً مِّنَ ۰لذِينَ كَفَرُوٓاْ أَوْ يَكْبِتَهُمْ فَيَنقَلِبُواْ خَآئِبِينَ (127) لَيْسَ لَكَ مِـنَ ۰لاَمْرۣ شَىْء٘ اَوْ يَتُوبببَ عَلَيْهِمُ; أَوْ يُعَذِّبَهُمْ فَإِنَّهُمْ ظَـٰلِمُونَؐ (128) وَلِلهِ مَا فِى ۱لسَّمَــٰوَ؛تتتِ وَمَا فِى ۱لاَرْضِؐ يَغْفِرُ لِمَنْ يَّشَآءُ وَيُعَذِّبُ مَنْ يَّشَآءُؐ وَاللَّهُ غَفُورٌ رَّحِيمٌؐ (129) يَـٰٓأَيُّهَا ۰لذِينَ ءَامَنُواْ لاَ تَاكُلُواْ ۴لرّۣبَوٰٓاْ أَضْعَــٰفاً مُّضَــٰعَفَةًؐ وَاتَّقُواْ ۴للَّهَ لَعَلَّكُمْ تُفْلِحُونَؐ (130) وَاتَّقُواْ ۴لنَّارَ ۰لتِىٓ ٱُعِدَّتْ لِلْكۭـٰفِـرۣينَؐ (131)وَأَطِيعُواْ ۴للَّهَ وَالرَّسُولَ لَعَلَّكُمْ تُرْحَمُونَؐ (132) ¥ سَارۣعُوٓاْ إِلَيٰ مَغْفِرَةٍ مِّن رَّبِّكُمْ وَجَنَّةٖ عَرْضُهَا ۰لسَّمَــٰوَ؛تتتُ وَالاَرْضُ ٱُعِدَّتتتْ لِلْمُتَّقِينَ (133) ۰لذِينَ يُنفِقُونَ فِى ۱لسَّرَّآءِ وَالضَّرَّآءِ وَالْكَـٰظِمِيـنَ ۰لْغَيْظَ وَالْعَافِيـنَ عَنِ ۱لنَّاسِؐ وَاللَّهُ يُحِــبُّ ۴ڤْمُحْسِنِينَؐ (134) وَالذِينَ إِذَا فَعَلُواْ فَـٰحِشَةٗ اَوْ ظَلَمُوٓاْ أَنفُسَهُمْ ذَكَرُواْ ۴للَّهَ فَاسْتَغْفَرُواْ لِذُنُوبِهِمْؐ وَمَنْ يَّغْفِرُ ۴لذُّنُوبَ إِلاَّ ۰للَّهُؐ وَلَمْ يُصِرُّواْ عَلَيٰ مَا فَعَلُواْ وَهُمْ يَعْلَمُونَؐ (135) ٱُوْلَئِژَ جَزَآؤُهُم مَّغْفِرَةٌ مِّن رَّبِّهِمْ وَجَنَّــٰــتٌ تَجْرۣى مِن تَحْتِهَا ۰لاَنْهَــٰرُ خَـٰلِدِينَ فِـيهَاؐ وَنِعْمَ أَجْرُ ۴لْعَــٰمِلِينَؐ (136) قَدْ خَلَــتْ مِن قَبْلِكُمْ سُنَنٌؐ فَسِيرُواْ فِى ۱لاَرْضِ فَانظُرُواْ كَيْفَ كَانَ عَـٰقِبَةُ ۴لْمُكَذِّبِـينَؐ (137) هَـٰذَا بَيَانٌ لِّلنَّاسِ وَهُديً وَمَوْعِظَةٌ لِّلْمُتَّقِينَؐ (138) وَلاَ تَهِنُواْ وَلاَ تَحْزَنُواْ وَأَنتُمُ ۴لاَعْلَوْنَ إِن كُنتُم مُّومِنِينَؐ (139) إِنْ يَّمْسَسْكُمْ قَرْحٌ فَقَدْ مَسَّ ۰لْقَوْمَ قَرْحٌ مِّثْلُهُؐ, وَتِلْكَ ۰لاَيَّامُ نُدَاوۣلُهَا بَيْنَ ۰لنَّاسِؐ وَلِيَعْلَمَ ۰للَّهُ ۴لذِينَ ءَامَنُواْ وَيَتَّخِذَ مِنكُمْ شُهَـدَآءَؐ وَاللَّهُ لاَ يُحِبُّ ۴لظَّـٰلِمِينَؐ (140)وَڤِيُمَحِّصَ ۰للَّهُ ۴لذِينَ ءَامَنُواْ وَيَمْحَقَ ۰لْكۭـٰفِـرۣينَؐ (141) أَمْ حَسِبْتُمُ; أَن تَدْخُلُواْ ۴لْجَنَّةَ وَلَمَّا يَعْلَمِ ۱للَّهُ ۴لذِينَ جَــٰهَدُواْ مِنكُمْ وَيَعْلَمَ ۰لصَّــٰبِرۣينَؐ (142) وَلَقَدْ كُنتُمْ تَمَنَّوْنَ ۰لْمَوْتتتَ مِن قَبْلِ أَن تَلْقَوْهُ فَقَدْ رَأَيْتُمُوهُ وَأَنتُمْ تَنظُرُونَؐ (143) ® وَمَا مُحَمَّد٘ اِلاَّ رَسُولٌ قَدْ خَلَــتْ مِن قَبْلِهِ ۱لرُّسُلُؐ أَفَإِيْن مَّاتتتَ أَوْ قُتِلَ "نقَلَبْتُمْ عَلَيٰٓ أَعْقَــٰبِكُمْؐ وَمَنْ يَّنقَلِبْ عَلَيٰ عَقِبَيْهِ فَلَنْ يَّضُرَّ۰للَّهَ شَيْـــٔـاًؐ وَسَيَجْزۣى ۱للَّهُ ۴لشَّـٰكِرۣينَؐ (144) وَمَا كَانَ لِنَفْس؉ اَن تَمُوتتتَ إِلاَّ بِإِذْنِ ۱للَّهِؐ كِتَــٰباً مُّوَ۬جَّلًؐا وَمَنْ يُّرۣدْ ثَوَابببَ ۰لدُّنْيۭا نُوتِهِ” مِنْهَاؐ وَمَنْ يُّرۣدْ ثَوَابببَ ۰لاَخِرَةِ نُوتِهِ” مِنْهَاؐ وَسَنَجْزۣى ۱لشَّــٰكِرۣينَؐ (145) وَكَأَيِّن مِّن نَّبِىٓءٍ قُتِلَؐ مَعَهُ„ رۣبِّيُّونَ كَثِيرٌؐ فَمَا وَهَنُواْ لِمَآ أَصَابَهُمْ فِى سَبِيلِ ۱للَّهِ وَمَا ضَعُفُواْ وَمَا "سْتَكَانُواْؐ وَاللَّهُ يُحِبُّ ۴لصَّـٰبِـرۣينَؐ (146) وَمَا كَانَ قَوْلَهُمُ; إِلٓاَّ أَن قَالُواْ رَبَّنَــا "غْفِرْ لَنَا ذُنُوبَنَا وَإِسْرَافَنَا فِىٓ أَمْرۣنَا وَثَبِّــتَ اَقْدَامَنَا وَانصُرْنَا عَلَي ۰لْقَوْمِ ۱لْكۭـٰفِرۣينَؐ (147) فَــَٔاتۭيٰهُمُ ۴للَّهُ ثَوَابببَ ۰لدُّنْيۭا وَحُسْنَ ثَوَابببِ ۱لاَخِرَةِؐ وَاللَّهُ يُحِبُّ ۴ڤْمُحْسِنِينَؐ (148) يَـٰٓأَيُّهَا ۰لذِينَ ءَامَنُوٓاْإِن تُطِيعُواْ ۴لذِينَ كَفَرُواْ يَرُدُّوكُمْ عَلَيٰٓ أَعْقَــٰبِكُمْ فَتَنقَلِبُواْ خَــٰسِرۣينَؐ (149) بَلِ ۱للَّهُ مَوْلۭيٰكُمْؐ وَهُوَ خَيْرُ ۴لنَّــٰصِرۣينَؐ (150) سَنُلْقِى فِى قُلُوبببِ ۱لذِينَ كَفَرُواْ ۴لرُّعْــبَ بِمَآ أَشْرَكُواْ بِاللَّهِ مَا لَمْ يُنَزّۣلْ بِهِ” سُلْطَـٰناًؐ وَمَأْوۭيٰهُمُ ۴لنَّارُؐ وَبِيسَ مَثْوَي ۰لظَّـٰلِمِينَؐ (151) وَلَقَدْ صَدَقَكُمُ ۴للَّهُ وَعْدَهُ; إِذْ تَحُسُّونَهُم بِإِذْنِهِؐ” حَتَّيٰٓ إِذَا فَشِلْتُمْ وَتَنَــٰزَعْتُمْ فِى ۱لاَمْرۣ وَعَصَيْتُم مِّـنۢ بَعْدِ مَآ أَرۭيٰكُم مَّا تُحِبُّونَؐ مِنكُم مَّنْ يُّرۣيدُ ۴لدُّنْيۭا وَمِنكُم مَّنْ يُّرۣيدُ ۴لاَخِرَةَؐ ثُمَّ صَرَفَكُمْ عَنْهُمْ لِيَبْتَلِيَكُمْؐ وَلَقَدْ عَفَا عَنكُمْؐ وَاللَّهُ ذُو فَضْلٖ عَلَي ۰لْمُومِنِينَؐ (152) © إِذْ تُصْعِدُونَ وَلاَ تَلْوُﹼنَ عَلَيٰٓ أَحَدٍ وَالرَّسُولُ يَدْعُوكُمْ فِىٓ ٱُخْرۭيٰكُمْ فَأَثَــٰبَكُمْ غَمّاَۢ بِغَمٍّ لِّكَيْلاَ تَحْزَنُواْ عَلَيٰ مَا فَاتَكُمْ وَلاَ مَآ أَصَـٰبَكُمْؐ وَاللَّهُ خَبِيرٛ بِمَا تَعْمَلُونَؐ (153) ثُمَّ أَنزَلَ عَلَيْكُم مِّنۢ بَعْدِ ۱لْغَمِّ أَمَنَةً نُّعَاساً يَغْشۭيٰ طَآئِفَةً مِّنكُمْؐ وَطَآئِفَةٌ قَدَ اَهَمَّتْهُمُ; أَنفُسُهُمْ يَظُنُّونَ بِاللَّهِ غَيْرَ۰لْحَقِّ ظَنَّ ۰لْجَــٰهِلِيَّةِؐ يَقُولُونَ هَل لَّنَا مِنَ ۰لاَمْرۣ مِن شَيْءٍؐ قُلِ اِنَّ ۰لاَمْرَ كُلَّهُ„ لِلهِؐ يُخْفُونَ فِىٓ أَنفُسِهِم مَّـالاَ يُبْدُونَ لَكَؐ يَقُولُونَ لَوْ كَانَ لَنَا مِنَ ۰لاَمْرۣ شَىْءٌ مَّا قُتِلْنَا هَــٰهُنَاؐ قُل لَّوْ كُنتُمْ فِى بُيُوتِكُمْ لَبَرَزَ ۰لذِينَ كُتِــبَ عَلَيْهِمُ ۴لْقَتْلُ إِلَيٰ مَضَاجِعِهِمْ وَلِيَبْتَلِيَ ۰للَّهُ مَا فِى صُدُورۣكُمْ وَڤِيُمَحِّصَ مَا فِى قُلُوبِكُمْؐ وَاللَّهُ عَلِيمٛ بِذَاتِ ۱لصُّدُورۣؐ (154) إِنَّ ۰لذِينَ تَوَلَّوْاْ مِنكُمْ يَوْمَ "لْتَقَي ۰لْجَمْعَـٰنِ إِنَّمَا "سْتَزَلَّهُمُ ۴لشَّيْطَـٰنُ بِبَعْضِ مَا كَسَبُواْؐ وَلَقَدْ عَفَا ۰للَّهُ عَنْهُمُؐ; إِنَّ ۰للَّهَ غَفُور٘ حَلِيمٌؐ (155) يَـٰٓأَيُّهَا ۰لذِينَ ءَامَنُواْ لاَ تَكُونُواْ كَالذِينَ كَفَرُواْ وَقَالُواْ لِإِخْوَ؛نِهِمُ; إِذَا ضَرَبُواْ فِى ۱لاَرْضِ أَوْ كَانُواْ غُزّيً لَّوْ كَانُواْ عِندَنَا مَا مَاتُواْ وَمَا قُتِلُواْ لِيَجْعَلَ ۰للَّهُ ذَ؛لِكَ حَسْرَةً فِى قُلُوبِهِمْؐ وَاللَّهُ يُحْىِ” وَيُمِيتُؐ وَاللَّهُ بِمَا تَعْمَلُونَ بَصِيرٌؐ (156) وَلَـئِن قُتِلْتُمْ فِى سَبِيلِ ۱للَّهِ أَوْ مِتُّمْ لَمَغْفِرَةٌ مِّنَ ۰للَّهِ وَرَحْمَة٘ خَيْرٌ مِّمَّا تَجْمَعُونَؐ (157) وَلَـئِن مِّتُّمُ; أَوْ قُتِلْتُمْ لِإَ لَي ۰للَّهِ تُحْشَرُونَؐ (158) فَبِمَا رَحْمَةٍ مِّنَ ۰للَّهِ لِنــتَ لَهُمْؐ وَلَوْ كُنــتَ فَظّاٗ غَلِيظَ ۰لْقَلْــبِ لاَنفَضُّواْ مِنْ حَوْلِژَؐ فَاعْفُ عَنْهُمْ وَاسْتَغْفِرْ لَهُمْ وَشَاوۣرْهُمْ فِى ۱لاَمْرۣؐ فَإِذَا عَزَمْــتَ فَتَوَكَّلْ عَلَي ۰للَّهِؐ إِنَّ ۰للَّهَ يُحِــبُّ ۴لْمُتَوَكِّلِينَؐ (159) ® إِنْ يَّنصُرْكُمُ ۴للَّهُ فَلاَ غَالِــبَ لَكُمْؐ وَإِنْ يَّخْذُلْكُمْ فَمَن ذَا ۰ﻟ﮲ يَنصُرُكُم مِّنۢ بَعْدِهِؐ” وَعَلَي ۰للَّهِ فَلْيَتَوَكَّلِ ۱لْمُومِنُونَؐ (160) وَمَا كَانَ لِنَبِىٓءٖ اَنْ يُّغَلَّؐ وَمَنْ يَّغْلُلْ يَاتتتِ بِمَا غَلَّ يَوْمَ ۰لْقِيَــٰمَةِؐ ثُمَّ تُوَفّۭيٰ كُلُّ نَفْسٍ مَّا كَسَبَــتْ وَهُمْ لاَ <text:soft-page-break/>يُظْلَمُونَؐ (161) أَفَمَنِ 'تَّبَعَ رۣضْوَ؛نَ ۰للَّهِ كَمَنۢ بَـآءَ بِسَخَطٍ مِّنَ ۰للَّهِ وَمَأْوۭيٰهُ جَهَنَّمُؐ وَبِيسَ ۰لْمَصِيرُؐ (162) هُمْ دَرَجَــٰــت٘ عِندَ ۰للَّهِؐ وَاللَّهُ بَصِيرٛ بِمَا يَعْمَلُونَؐ (163) لَقَدْ مَنَّ ۰للَّهُ عَلَي ۰لْمُومِنِينَ إِذْ بَعَــثَ فِيهِمْ رَسُولًا مِّنَ اَنفُسِهِمْ يَتْلُواْ عَلَيْهِمُ; ءَايَــٰتِهِ” وَيُزَكِّيهِمْ وَيُعَلِّمُهُمُ ۴لْكِتَــٰــبَ وَالْحِكْمَةَ وَإِن كَانُواْ مِن قَـبْلُ لَفِى ضَچَلٍ مُّبِــيـنٖؐ (164) اَوَلَمَّآ أَصَــٰبَتْكُم مُّصِيبَةٌ قَدَ اَصَبْتُم مِّثْلَيْهَا قُلْتُمُ; أَنّۭيٰ هَـٰذَاؐ قُلْ هُوَ مِنْ عِندِ أَنفُسِكُمُؐ; إِنَّ ۰للَّهَ عَلَيٰ كُلِّ شَيْءٍ قَدِيرٌؐ (165) وَمَآ أَصَـٰبَكُمْ يَوْمَ "لْتَقَي ۰لْجَمْعَـٰنِ فَبِإِذْنِ ۱للَّهِ وَلِيَعْلَمَ ۰لْمُومِنِينَ (166) وَلِيَعْلَمَ ۰لذِينَ نَافَقُواْؐ وَقِيلَ لَهُمْ تَعَالَوْاْ قَــٰتِلُواْ فِى سَبِيلِ ۱للَّهِ أَوۣ 'دْفَعُواْؐ قَالُواْ لَوْ نَعْلَمُ قِتَالًا لاَّتَّبَعْنَــٰكُمْؐ هُمْ لِلْكُفْرۣ يَوْمَئِـذٖ اَقْرَبببُ مِنْهُمْ لِلِايمَـٰنِؐ يَقُولُونَ بِأَفْوَ؛هِهِم مَّا لَيْسَ فِى قُلُوبِهِمْؐ وَاللَّهُ أَعْلَمُ بِمَا يَكْتُمُونَؐ (167) ۰لذِينَ قَالُواْ لِإِخْوَ؛نِهِمْ وَقَعَدُواْ لَوَ اَطَاعُونَا مَا قُتِلُواْؐ قُلْ فَادْرَءُواْ عَنَ اَنفُسِكُمُ ۴لْمَوْتتتَ إِن كُنتُمْ صَـٰدِقِينَؐ (168) وَلاَ تَحْسِبَنَّ ۰لذِينَ قُتِلُواْ فِى سَبِيـلِ ۱للَّهِ أَمْوَ؛تاٚؐ بَلَ اَحْيَآء٘ؐ عِندَ رَبِّهِمْ يُرْزَقُونَ (169) فَرۣحِينَ بِمَآ ءَاتۭيٰهُمُ ۴للَّهُ مِن فَضْلِهِ” وَيَسْتَبْشِرُونَ بِالذِينَ لَمْ يَلْحَقُواْ بِهِم مِّنْ خَلْفِهِمُ; أَلاَّ خَوْف٘ عَلَيْهِمْ وَلاَ هُمْ يَحْزَنُونَؐ (170) ¤ يَسْتَبْشِرُونَ بِنِعْمَةٍ مِّنَ ۰للَّهِ وَفَضْلٍ وَأَنَّ ۰للَّهَ لاَ يُضِيعُ أَجْرَ ۰لْمُومِنِينَ (171) ۰لذِينَ "سْتَجَابُواْ لِلهِ وَالرَّسُولِ مِنۢ بَعْدِ مَآ أَصَابَهُمُ ۴لْقَرْحُؐ لِلذِينَ أَحْسَنُواْ مِنْهُمْ وَاتَّقَوَاْ اَجْر٘ عَظِيم٘ؐ (172) ۱لذِينَ قَالَ لَهُمُ ۴لنَّاسُ إِنَّ ۰لنَّاسَ قَدْ جَمَعُواْ لَكُمْ فَاخْشَوْهُمْ فَزَادَهُمُ; إِيمَــٰناًؐ وَقَالُواْ حَسْبُنَا ۰للَّهُ وَنِعْمَ ۰لْوَكِيلُؐ (173) فَانقَلَبُواْ بِنِعْمَةٍ مِّنَ ۰للَّهِ وَفَضْلٍ لَّمْ يَمْسَسْهُمْ سُوٓءٌ وَاتَّبَعُواْ رۣضْوَ؛نَ ۰للَّهِؐ وَاللَّهُ ذُو فَضْلٖ عَظِيمٖؐ (174) اِنَّمَا ذَ؛لِكُمُ ۴لشَّيْطَـٰنُ يُخَوّۣفُ أَوْلِيَآءَهُ„ فَلاَ تَخَافُوهُمْؐ وَخَافُونِ إِن كُنتُم مُّومِنِينَؐ (175) وَلاَ يُحْزۣنژَ ۰لذِينَ يُسَـٰرۣعُونَ فِى ۱لْكُفْرۣؐ إِنَّهُمْ لَنْ يَّضُرُّواْ ۴للَّهَ شَيْـٔاًؐ يُرۣيدُ ۴للَّهُ أَلاَّ يَجْعَلَ لَهُمْ حَظّاً فِى ۱لاَخِرَةِؐ وَلَهُمْ عَذَاب٘ عَظِيم٘ؐ (176) اِنَّ ۰لذِينَ "شْتَرَوُاْ ۴لْكُفْرَ بِالِايمَـٰنِ لَنْ يَّضُرُّواْ ۴للَّهَ شَيْـٔاًؐ وَلَهُمْ عَذَاب٘ اَلِيمٌؐ (177) وَلاَ يَحْسِبَنَّ ۰لذِينَ كَفَرُوٓاْ أَنَّمَا نُمْلِى لَهُمْ خَيْرٌ لَأِّنفُسِهِمُؐ; إِنَّمَا نُمْلِى لَهُمْ لِيَزْدَادُوٓاْ إِثْماًؐ وَلَهُمْ عَذَابٌ مُّهِينٌؐ (178) مَّا كَانَ ۰للَّهُ لِيَذَرَ ۰لْمُومِنِينَ عَلَيٰ مَآ أَنتُمْ عَلَيْهِ حَتَّيٰ يَمِيزَ ۰لْخَبِيــثَ مِنَ ۰لطَّيِّــبِؐ وَمَا كَانَ ۰للَّهُ لِيُطْلِعَكُمْ عَلَي ۰لْغَيْــبِؐ وَچَكِنَّ ۰للَّهَ يَجْتَبِى مِن رُّسُلِهِ” مَنْ يَّشَآءُؐ فَــَٔامِنُواْ بِاللَّهِ وَرُسُلِهِؐ” وَإِن تُومِنُواْ وَتَتَّقُواْ فَلَكُمُ; أَجْر٘ عَظِيمٌؐ (179) وَلاَ يَحْسِبَنَّ ۰لذِينَ يَبْخَلُونَ بِمَآ ءَاتۭيٰهُمُ ۴للَّهُ مِن فَضْلِهِ” هُوَ خَيْراً لَّهُمؐ بَلْ هُوَ شَرٌّ لَّهُمْؐ سَيُطَوَّقُونَ مَا بَخِلُواْ بِهِ” يَوْمَ ۰لْقِيَــٰمَةِؐ وَلِلهِ مِيرَ؛ثثثُ ۴لسَّمَــٰوَ؛تتتِ وَالاَرْضِؐ وَاللَّهُ بِمَا تَعْمَلُونَ خَبِيرٌؐ (180) ® لَّقَدْ سَمِعَ ۰للَّهُ قَوْلَ ۰لذِينَ قَالُوٓاْ إِنَّ ۰للَّهَ فَقِيرٌ وَنَحْنُ أَغْنِيَآءُؐ سَنَكْتُــبُ مَا قَالُواْ وَقَتْلَهُمُ ۴لاَنۢبِيؕآءَ بِغَيْرۣ حَقٍّ وَنَقُولُ ذُوقُواْ عَذَابَ ۰لْحَرۣيقِؐ (181) ذَ؛لِژَ بِمَا قَدَّمَــتَ اَيْدِيكُمْ وَأَنَّ ۰للَّهَ لَيْسَ بِظَچَّمٍ لِّلْعَبِيدِؐ (182) ۱لذِينَ قَالُوٓاْ إِنَّ ۰للَّهَ عَهِدَ إِلَيْنَـآ أَلاَّ نُومِنَ لِرَسُولٖ حَتَّيٰ يَاتِيَنَا بِقُرْبَانٍ تَاكُلُهُ ۴لنَّارُؐ قُلْ قَدْ جَآءَكُمْ رُسُلٌ مِّن قَبْلِى بِالْبَيِّنَــٰــتِ وَبِاﻟ﮲ قُلْتُمْ فَلِمَ قَتَلْتُمُوهُمُ; إِن كُنتُمْ صَـٰدِقِينَؐ (183) فَإِن كَذَّبُوكَ فَقَدْ كُذِّبببَ رُسُلٌ مِّن قَبْلِكَ جَآءُو بِالْبَيِّنَــٰــتِ وَالزُّبُرۣ وَالْكِتَــٰــبِ ۱لْمُنِيرۣؐ (184) كُلُّ نَفْسٍ ذَآئِقَةُ ۴لْمَوْتتتِؐ وَإِنَّمَا تُوَفَّوْنَ ٱُجُورَكُمْ يَوْمَ ۰لْقِيَــٰمَةِؐ فَمَن زُحْزۣحَ عَنِ ۱لنّۭارۣ وَٱُدْخِلَ ۰لْجَنَّةَ فَقَدْ فَازَؐ وَمَــا ۰لْحَيَوٰةُ ۴لدُّنْيۭآ إِلاَّ مَتَــٰعُ ۴لْغُرُورۣؐ (185) © لَتُبْلَوُنَّ فِىٓ أَمْوَ؛لِكُمْ وَأَنفُسِكُمْ وَلَتَسْمَعُنَّ مِنَ ۰لذِينَ ٱُوتُواْ ۴لْكِتَــٰــبَ مِن قَـبْلِكُمْ وَمِنَ ۰لذِينَ أَشْرَكُوٓاْ أَذيً كَثِيراًؐ وَإِن تَصْبِرُواْ وَتَتَّقُواْ فَــإِنَّ ذَ؛لِكَ مِنْ عَزْمِ ۱لاُمُورۣؐ (186) وَإِذَ اَخَذَ ۰للَّهُ مِيثَـٰقَ ۰لذِينَ ٱُوتُواْ ۴لْكِتَــٰــبَ لَتُبَيِّنُنَّهُ„ لِلنَّاسِ وَلاَ تَكْتُمُونَهُ„ فَنَبَذُوهُ وَرَآءَ ظُهُورۣهِمْ وَاشْتَرَوْاْ بِهِ” ثَمَناً قَلِيلًؐا فَبِيسَ مَا يَشْتَرُونَؐ (187) لاَ يَحْسِبَنَّ ۰لذِينَ يَفْرَحُونَ بِمَآ أَتَواْ وَّيُحِبُّونَ أَنْ يُّحْمَدُواْبِمَا لَمْ يَفْعَلُواْ فَلاَ تَحْسِبَنَّهُم بِمَفَازَةٍ مِّنَ ۰لْعَذَابِؐ وَلَهُمْ عَذَاببب٘ اَلِيمٌؐ (188) وَلِلهِ مُلْكُ ۴لسَّمَـٰوَ؛تتتِ وَالاَرْضِؐ وَاللَّهُ عَلَيٰ كُلِّ شَيْءٍ قَدِير٘ؐ (189) اِنَّ فِى خَلْقِ ۱لسَّمَــٰوَ؛تتتِ وَالاَرْضِ وَاخْتِچَـفِ ۱ليْلِ وَالنَّهۭارۣ ءَلاَيَــٰــتٍ لُءِّوْلِى ۱لاَلْبَــٰــبِ (190) ۱لذِينَ يَذْكُرُونَ ۰للَّهَ قِيَــٰماً وَقُعُوداً وَعَلَيٰ جُنُوبِهِمْ وَيَتَفَكَّرُونَ فِى خَلْقِ ۱لسَّمَــٰوَ؛تتتِ وَالاَرْضِؐ رَبَّـنَـا مَا خَلَقْــتَ هَــٰذَا بَــٰطِلًا سُبْحَــٰنَكَؐ فَقِنَا عَذَابببَ ۰لنّۭارۣؐ (191) رَبَّنَآ إِنَّكَ مَن تُدْخِلِ ۱لنَّارَ فَقَدَ اَخْزَيْتَهُؐ, وَمَا لِلظَّــٰلِمِينَ مِنَ اَنصۭارٍؐ (192) رَّبَّنَآ إِنَّنَا سَمِعْنَا مُنَادِياً يُنَادِى لِلِايمَـٰنِ أَنَ —امِنُواْ بِرَبِّكُمْ فَــَٔامَنَّاؐ رَبَّـنَـا فَاغْفِرْ لَنَا ذُنُوبَنَــا وَكَفِّرْ عَنَّا سَيِّـَٔاتِنَا وَتَوَفَّنَا مَعَ ۰لاَبْرۭارۣؐ (193) رَبَّنَا وَءَاتِنَــا مَا وَعَدتَّنَا عَلَيٰ رُسُلِكَ وَلاَ تُخْزۣنَا يَوْمَ ۰لْقِيَــٰمَةِؐ إِنَّژَ لاَ تُخْلِفُ ۴لْمِيعَادَؐ (194) فَاسْتَجَابببَ لَهُمْ رَبُّهُمُ; أَنِّى لآَ ٱُضِيعُ عَمَلَ عَــٰمِلٍ مِّنكُم مِّن ذَكَر۫ اَوُ ۷نثۭيٰؐ بَعْضُكُم مِّنۢ بَعْضٍؐ فَالذِينَ هَاجَرُواْ وَٱُخْرۣجُواْ مِن دِيۭـٰرۣهِمْ وَٱُوذُواْ فِى سَبِيلِى وَقَــٰتَلُواْ وَقُتِلُواْ لُءَكَفِّرَنَّ عَنْهُمْ سَيِّـَٔاتِهِمْ وَلُءَدْخِلَنَّهُمْ جَنَّــٰــتٍ تَجْرۣى مِن تَحْتِهَـا ۰لاَنْهَــٰرُ ثَوَاباً مِّنْ عِندِ ۱للَّهِؐ وَاللَّهُ عِندَهُ„ حُسْنُ ۴لثَّوَابببِؐ (195) ® لاَ يَغُرَّنَّكَ تَقَلُّــبُ ۴لذِينَ كَفَرُواْ فِى ۱لْبِچَدِؐ (196) مَتَــٰعٌ قَلِيلٌؐ ثُمَّ مَأْوۭيٰهُمْ جَهَنَّمُؐ وَبِيسَ ۰لْمِهَادُؐ (197) چَكِنِ ۱لذِينَ "تَّقَوْاْ رَبَّهُمْ لَهُمْ جَنَّــٰــتٌ تَجْرۣى مِن تَحْتِهَا ۰لاَنْهَــٰرُ خَـٰلِدِينَ فِـيهَا نُزُلًا مِّنْ عِندِ ۱للَّهِؐ وَمَا عِندَ ۰للَّهِ خَيْرٌ لِّلاَبْرۭارۣؐ (198) وَإِنَّ مِنَ اَهْلِ ۱لْكِتَــٰــبِ لَمَنْ يُّومِنُ بِاللَّهِ وَمَآ ٱُنزۣلَ إِلَيْكُمْ وَمَـآ ٱُنزۣلَ إِلَيْهِمْ خَــٰشِعِينَ لِلهِؐ لاَ يَشْتَرُونَ بِـَٔايَــٰــتِ ۱للَّهِ ثَمَنـاً قَلِيلٗؐا ۷وْلَئِكَ لَهُمُ; أَجْرُهُمْ عِندَ رَبِّهِمُؐ; إِنَّ ۰للَّهَ سَرۣيعُ ۴لْحِسَابببِؐ (199) يَـٰٓأَيُّهَا ۰لذِينَ ءَامَنُواْ èصْبِرُواْ وَصَابِرُواْ وَرَابِطُواْ وَاتَّقُواْ ۴للَّهَ لَعَلَّكُمْ تُفْلِحُونَ (200)<text:bookmark-end text:name="__DdeLink__67000_27866566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ALMAGHRIBI" svg:font-family="AALMAGHRIB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21:34:07.811057726</meta:creation-date>
    <dc:date>2025-02-24T21:38:41.498245459</dc:date>
    <meta:editing-duration>PT4M35S</meta:editing-duration>
    <meta:editing-cycles>2</meta:editing-cycles>
    <meta:generator>LibreOffice/24.8.2.1$Linux_X86_64 LibreOffice_project/0f794b6e29741098670a3b95d60478a65d05ef13</meta:generator>
    <meta:document-statistic meta:table-count="0" meta:image-count="0" meta:object-count="0" meta:page-count="4" meta:paragraph-count="2" meta:word-count="3697" meta:character-count="20432" meta:non-whitespace-character-count="16737"/>
  </office:meta>
</office:document-meta>
</file>